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Service.setServletContex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.setApplicationContext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.setServletClass( String servl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.getServ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.getInitParameter( String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.init( ServletConfig servlet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ervletService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.setBeanName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.setMountPath( String moun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.getMoun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Service.Servlet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.setConnections( Map connec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.service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Service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letService.setProperties( Map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.setBlockContextURL( String blockContext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.getIni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.createEmbeddedServlet( String embeddedServletClassName , ServletConfig servlet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Service.getIni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